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T3" style:parent-style-name="StrongEmphasis" style:family="text">
      <style:text-properties style:font-name="Arial" fo:font-size="18pt" style:font-size-asian="18pt" style:font-size-complex="18pt"/>
    </style:style>
    <style:style style:name="T4" style:parent-style-name="StrongEmphasis" style:family="text">
      <style:text-properties style:font-name="Arial" fo:font-size="18pt" style:font-size-asian="18pt" style:font-size-complex="18pt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T7" style:parent-style-name="StrongEmphasis" style:family="text">
      <style:text-properties style:font-name="Arial" fo:font-size="16pt" style:font-size-asian="16pt" style:font-size-complex="16pt"/>
    </style:style>
    <style:style style:name="T8" style:parent-style-name="StrongEmphasis" style:family="text">
      <style:text-properties style:font-name="Arial" fo:font-weight="normal" style:font-weight-asian="normal" style:font-weight-complex="normal"/>
    </style:style>
    <style:style style:name="P9" style:parent-style-name="Standard" style:family="paragraph">
      <style:paragraph-properties fo:text-align="center"/>
    </style:style>
    <style:style style:name="TableColumn11" style:family="table-column">
      <style:table-column-properties style:column-width="2.4375in" style:use-optimal-column-width="false"/>
    </style:style>
    <style:style style:name="TableColumn12" style:family="table-column">
      <style:table-column-properties style:column-width="1.4993in" style:use-optimal-column-width="false"/>
    </style:style>
    <style:style style:name="TableColumn13" style:family="table-column">
      <style:table-column-properties style:column-width="2.975in" style:use-optimal-column-width="false"/>
    </style:style>
    <style:style style:name="TableColumn14" style:family="table-column">
      <style:table-column-properties style:column-width="3.2062in" style:use-optimal-column-width="false"/>
    </style:style>
    <style:style style:name="Table10" style:family="table">
      <style:table-properties style:width="10.118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style:font-name="Arial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style:font-name="Arial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style:font-name="Arial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Arial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30" style:parent-style-name="Fonteparág.padrão" style:family="text">
      <style:text-properties style:font-name="Arial" fo:color="#000000"/>
    </style:style>
    <style:style style:name="T31" style:parent-style-name="Fonteparág.padrão" style:family="text">
      <style:text-properties style:font-name="Arial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</style:style>
    <style:style style:name="T34" style:parent-style-name="Fonteparág.padrão" style:family="text">
      <style:text-properties style:font-name="Arial" fo:color="#000000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style:font-name="Arial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Arial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font-name="Arial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style:font-name="Arial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Arial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Arial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style:font-name="Arial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style:font-name="Arial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Arial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Arial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Arial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Arial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Arial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Arial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Arial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Arial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="Arial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Arial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Arial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Arial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Arial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Arial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</style:style>
    <style:style style:name="T87" style:parent-style-name="Fonteparág.padrão" style:family="text">
      <style:text-properties style:font-name="Arial" fo:color="#000000"/>
    </style:style>
    <style:style style:name="T88" style:parent-style-name="Fonteparág.padrão" style:family="text">
      <style:text-properties style:font-name="Arial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style:font-name="Arial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style:font-name="Arial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Arial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Arial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Arial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Arial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="Arial"/>
    </style:style>
    <style:style style:name="P104" style:parent-style-name="TableContents" style:family="paragraph">
      <style:paragraph-properties fo:text-align="center"/>
      <style:text-properties style:font-name="Arial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T108" style:parent-style-name="Fonteparág.padrão" style:family="text">
      <style:text-properties style:font-name="Arial" fo:color="#000000"/>
    </style:style>
    <style:style style:name="T109" style:parent-style-name="Fonteparág.padrão" style:family="text">
      <style:text-properties style:font-name="Arial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112" style:parent-style-name="Fonteparág.padrão" style:family="text">
      <style:text-properties style:font-name="Arial" fo:color="#000000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Arial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Arial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Arial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Arial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Arial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Arial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Arial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Arial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Arial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Arial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Arial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Arial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="Arial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Arial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="Arial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Arial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Arial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Arial"/>
    </style:style>
    <style:style style:name="P153" style:parent-style-name="Standard" style:family="paragraph">
      <style:paragraph-properties fo:text-align="center"/>
    </style:style>
    <style:style style:name="P154" style:parent-style-name="Standard" style:family="paragraph">
      <style:paragraph-properties fo:text-align="center"/>
    </style:style>
    <style:style style:name="T155" style:parent-style-name="StrongEmphasis" style:family="text">
      <style:text-properties style:font-name="Arial" fo:font-size="16pt" style:font-size-asian="16pt" style:font-size-complex="16pt"/>
    </style:style>
    <style:style style:name="TableColumn157" style:family="table-column">
      <style:table-column-properties style:column-width="2.5284in" style:use-optimal-column-width="false"/>
    </style:style>
    <style:style style:name="TableColumn158" style:family="table-column">
      <style:table-column-properties style:column-width="2.5291in" style:use-optimal-column-width="false"/>
    </style:style>
    <style:style style:name="TableColumn159" style:family="table-column">
      <style:table-column-properties style:column-width="0.8736in" style:use-optimal-column-width="false"/>
    </style:style>
    <style:style style:name="TableColumn160" style:family="table-column">
      <style:table-column-properties style:column-width="0.6777in" style:use-optimal-column-width="false"/>
    </style:style>
    <style:style style:name="TableColumn161" style:family="table-column">
      <style:table-column-properties style:column-width="3.509in" style:use-optimal-column-width="false"/>
    </style:style>
    <style:style style:name="Table156" style:family="table">
      <style:table-properties style:width="10.118in" fo:margin-left="0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</style:style>
    <style:style style:name="TableCell1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6" style:parent-style-name="Standard" style:family="paragraph">
      <style:paragraph-properties fo:text-align="center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0" style:parent-style-name="Fonteparág.padrão" style:family="text">
      <style:text-properties style:font-name="Arial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3" style:parent-style-name="Fonteparág.padrão" style:family="text">
      <style:text-properties style:font-name="Arial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6" style:parent-style-name="Fonteparág.padrão" style:family="text">
      <style:text-properties style:font-name="Arial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9" style:parent-style-name="Fonteparág.padrão" style:family="text">
      <style:text-properties style:font-name="Arial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92" style:parent-style-name="Fonteparág.padrão" style:family="text">
      <style:text-properties style:font-name="Arial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15" style:parent-style-name="StrongEmphasis" style:family="text">
      <style:text-properties style:font-name="Arial" fo:font-size="16pt" style:font-size-asian="16pt" style:font-size-complex="16pt"/>
    </style:style>
    <style:style style:name="T216" style:parent-style-name="StrongEmphasis" style:family="text">
      <style:text-properties style:font-name="Arial" fo:font-weight="normal" style:font-weight-asian="normal" style:font-weight-complex="normal" fo:font-size="14pt" style:font-size-asian="14pt" style:font-size-complex="14pt"/>
    </style:style>
    <style:style style:name="T217" style:parent-style-name="StrongEmphasis" style:family="text">
      <style:text-properties style:font-name="Arial" fo:font-size="14pt" style:font-size-asian="14pt" style:font-size-complex="14pt"/>
    </style:style>
    <style:style style:name="T218" style:parent-style-name="StrongEmphasis" style:family="text">
      <style:text-properties style:font-name="Arial" fo:font-weight="normal" style:font-weight-asian="normal" style:font-weight-complex="normal" fo:font-size="14pt" style:font-size-asian="14pt" style:font-size-complex="14pt"/>
    </style:style>
  </office:automatic-styles>
  <office:body>
    <office:text text:use-soft-page-breaks="true">
      <text:p text:style-name="P1"/>
      <text:p text:style-name="P2"><text:span text:style-name="T3">Plano Geral de Configuração</text:span><text:span text:style-name="T4"><text:s/>(PGC)</text:span></text:p>
      <text:p text:style-name="P5"/>
      <text:p text:style-name="P6"/>
      <text:p text:style-name="Standard"><text:span text:style-name="T7">1. Itens de Configuração</text:span></text:p>
      <text:p text:style-name="Standard"/>
      <text:p text:style-name="Standard"><text:span text:style-name="T8">A nomenclatura de cada documento consiste em um prefixo(PR) referente a identificação do projeto a qual aquele documento pertence seguida por um traço(-) e a sigla referente ao documento.</text:span>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rows-spanned="2">
            <text:p text:style-name="P17">Item de Configuração</text:p>
          </table:table-cell>
          <table:table-cell table:style-name="TableCell18" table:number-rows-spanned="2">
            <text:p text:style-name="P19">Nomenclatura</text:p>
          </table:table-cell>
          <table:table-cell table:style-name="TableCell20" table:number-columns-spanned="2">
            <text:p text:style-name="P21">Permissões de acesso</text:p>
          </table:table-cell>
          <table:covered-table-cell/>
        </table:table-row>
        <table:table-row table:style-name="TableRow22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3">
            <text:p text:style-name="P24">Leitura</text:p>
          </table:table-cell>
          <table:table-cell table:style-name="TableCell25">
            <text:p text:style-name="P26">Edição</text:p>
          </table:table-cell>
        </table:table-row>
        <table:table-row table:style-name="TableRow27">
          <table:table-cell table:style-name="TableCell28">
            <text:p text:style-name="P29"><text:span text:style-name="T30">Processo</text:span><text:span text:style-name="T31"><text:s/>de Gerência de Projeto</text:span></text:p>
          </table:table-cell>
          <table:table-cell table:style-name="TableCell32">
            <text:p text:style-name="P33"><text:span text:style-name="T34">GPR-Processo</text:span></text:p>
          </table:table-cell>
          <table:table-cell table:style-name="TableCell35">
            <text:p text:style-name="P36">Toda a equipe do projeto</text:p>
          </table:table-cell>
          <table:table-cell table:style-name="TableCell37">
            <text:p text:style-name="P38">Gerente de Projeto</text:p>
          </table:table-cell>
        </table:table-row>
        <table:table-row table:style-name="TableRow39">
          <table:table-cell table:style-name="TableCell40">
            <text:p text:style-name="P41">Checklist de Monitoramento</text:p>
          </table:table-cell>
          <table:table-cell table:style-name="TableCell42">
            <text:p text:style-name="P43">PR-CDM</text:p>
          </table:table-cell>
          <table:table-cell table:style-name="TableCell44">
            <text:p text:style-name="P45">Toda a equipe do projeto</text:p>
          </table:table-cell>
          <table:table-cell table:style-name="TableCell46">
            <text:p text:style-name="P47">Gerente de<text:s/>Projeto/Ou responsável pela atividade de “Monitorar”</text:p>
          </table:table-cell>
        </table:table-row>
        <table:table-row table:style-name="TableRow48">
          <table:table-cell table:style-name="TableCell49">
            <text:p text:style-name="P50">Cronograma do Projeto</text:p>
          </table:table-cell>
          <table:table-cell table:style-name="TableCell51">
            <text:p text:style-name="P52">PR-CDP</text:p>
          </table:table-cell>
          <table:table-cell table:style-name="TableCell53">
            <text:p text:style-name="P54">Toda a equipe do projeto</text:p>
          </table:table-cell>
          <table:table-cell table:style-name="TableCell55">
            <text:p text:style-name="P56">Gerente de Projeto</text:p>
          </table:table-cell>
        </table:table-row>
        <table:table-row table:style-name="TableRow57">
          <table:table-cell table:style-name="TableCell58">
            <text:p text:style-name="P59">Documento de Riscos do Projeto</text:p>
          </table:table-cell>
          <table:table-cell table:style-name="TableCell60">
            <text:p text:style-name="P61">PR-DRP</text:p>
          </table:table-cell>
          <table:table-cell table:style-name="TableCell62">
            <text:p text:style-name="P63">Todos os Gerentes envolvidos no projeto</text:p>
          </table:table-cell>
          <table:table-cell table:style-name="TableCell64">
            <text:p text:style-name="P65">Gerente de Projeto</text:p>
          </table:table-cell>
        </table:table-row>
        <table:table-row table:style-name="TableRow66">
          <table:table-cell table:style-name="TableCell67">
            <text:p text:style-name="P68">Plano Geral do Projeto</text:p>
          </table:table-cell>
          <table:table-cell table:style-name="TableCell69">
            <text:p text:style-name="P70">PR-PGP</text:p>
          </table:table-cell>
          <table:table-cell table:style-name="TableCell71">
            <text:p text:style-name="P72">Toda a equipe do projeto</text:p>
          </table:table-cell>
          <table:table-cell table:style-name="TableCell73">
            <text:p text:style-name="P74">Gerente de Projeto</text:p>
          </table:table-cell>
        </table:table-row>
        <table:table-row table:style-name="TableRow75">
          <table:table-cell table:style-name="TableCell76">
            <text:p text:style-name="P77">Relatório de Conclusão de Projeto</text:p>
          </table:table-cell>
          <table:table-cell table:style-name="TableCell78">
            <text:p text:style-name="P79">PR-RCP</text:p>
          </table:table-cell>
          <table:table-cell table:style-name="TableCell80">
            <text:p text:style-name="P81">Toda a equipe do projeto</text:p>
          </table:table-cell>
          <table:table-cell table:style-name="TableCell82">
            <text:p text:style-name="P83">Gerente de Projeto</text:p>
          </table:table-cell>
        </table:table-row>
        <table:table-row table:style-name="TableRow84">
          <table:table-cell table:style-name="TableCell85">
            <text:p text:style-name="P86"><text:span text:style-name="T87">Processo</text:span><text:span text:style-name="T88"><text:s/>de Garantia da Qualidade</text:span></text:p>
          </table:table-cell>
          <table:table-cell table:style-name="TableCell89">
            <text:p text:style-name="P90">GQA-Processo</text:p>
          </table:table-cell>
          <table:table-cell table:style-name="TableCell91">
            <text:p text:style-name="P92">Toda a equipe do projeto</text:p>
          </table:table-cell>
          <table:table-cell table:style-name="TableCell93">
            <text:p text:style-name="P94">Gerente de Qualidade</text:p>
          </table:table-cell>
        </table:table-row>
        <table:table-row table:style-name="TableRow95">
          <table:table-cell table:style-name="TableCell96">
            <text:p text:style-name="P97">Parecer Sobre Avaliação Dos Artefatos</text:p>
          </table:table-cell>
          <table:table-cell table:style-name="TableCell98">
            <text:p text:style-name="P99">PR-PAA</text:p>
          </table:table-cell>
          <table:table-cell table:style-name="TableCell100">
            <text:p text:style-name="P101">Toda a equipe de projeto</text:p>
          </table:table-cell>
          <table:table-cell table:style-name="TableCell102">
            <text:p text:style-name="P103">Na fase de avaliação: Gerente de Qualidade</text:p>
            <text:p text:style-name="P104">Na fase de correção: Gerente de Projeto e o Responsável pela correção.</text:p>
          </table:table-cell>
        </table:table-row>
        <table:table-row table:style-name="TableRow105">
          <table:table-cell table:style-name="TableCell106">
            <text:p text:style-name="P107"><text:span text:style-name="T108">Processo</text:span><text:span text:style-name="T109"><text:s/>de Gerência de Requisitos</text:span></text:p>
          </table:table-cell>
          <table:table-cell table:style-name="TableCell110">
            <text:p text:style-name="P111"><text:span text:style-name="T112">GRE-Processo</text:span>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ext:soft-page-break/>
        <table:table-row table:style-name="TableRow117">
          <table:table-cell table:style-name="TableCell118">
            <text:p text:style-name="P119">Aprovação dos Requisitos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Caso de Uso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Impacto de Mudanças</text:p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>Matriz de Rastreabilidade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</table:table>
      <text:p text:style-name="P153"/>
      <text:p text:style-name="P154"/>
      <text:p text:style-name="Standard"><text:span text:style-name="T155">2. Estrutura de Repositório</text:span></text:p>
      <text:p text:style-name="Standard"/>
      <text:p text:style-name="Standard"/>
      <table:table table:style-name="Table156">
        <table:table-columns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 table:number-columns-spanned="4">
            <text:p text:style-name="P164">Estrutura de Diretórios</text:p>
          </table:table-cell>
          <table:covered-table-cell/>
          <table:covered-table-cell/>
          <table:covered-table-cell/>
          <table:table-cell table:style-name="TableCell165">
            <text:p text:style-name="P166">Conteúdo</text:p>
          </table:table-cell>
        </table:table-row>
        <table:table-row table:style-name="TableRow167">
          <table:table-cell table:style-name="TableCell168" table:number-rows-spanned="17">
            <text:p text:style-name="TableContents">Raiz</text:p>
          </table:table-cell>
          <table:table-cell table:style-name="TableCell169" table:number-rows-spanned="16">
            <text:p text:style-name="TableContents">Processo</text:p>
          </table:table-cell>
          <table:table-cell table:style-name="TableCell170" table:number-columns-spanned="2" table:number-rows-spanned="3">
            <text:p text:style-name="TableContents">Definição</text:p>
          </table:table-cell>
          <table:covered-table-cell/>
          <table:table-cell table:style-name="TableCell171">
            <text:p text:style-name="TableContents">GPR-Processo.doc/odt</text:p>
          </table:table-cell>
        </table:table-row>
        <table:table-row table:style-name="TableRow172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173">
            <text:p text:style-name="TableContents">GQA-Processo.doc/odt</text:p>
          </table:table-cell>
        </table:table-row>
        <table:table-row table:style-name="TableRow17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175">
            <text:p text:style-name="TableContents">GRE-Processo.doc/odt</text:p>
          </table:table-cell>
        </table:table-row>
        <table:table-row table:style-name="TableRow176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77" table:number-rows-spanned="10">
            <text:p text:style-name="TableContents">Template</text:p>
          </table:table-cell>
          <table:table-cell table:style-name="TableCell178" table:number-rows-spanned="5">
            <text:p text:style-name="TableContents">GPR</text:p>
          </table:table-cell>
          <table:table-cell table:style-name="TableCell179">
            <text:p text:style-name="TableContents"><text:span text:style-name="T180">PR-</text:span>Checklist de Monitoramento.xls/ods</text:p>
          </table:table-cell>
        </table:table-row>
        <table:table-row table:style-name="TableRow181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82">
            <text:p text:style-name="TableContents"><text:span text:style-name="T183">PR-</text:span>Cronograma do Projeto.doc/odt</text:p>
          </table:table-cell>
        </table:table-row>
        <table:table-row table:style-name="TableRow18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85">
            <text:p text:style-name="TableContents"><text:span text:style-name="T186">PR-</text:span>Documento de Riscos do Projeto.xls/ods</text:p>
          </table:table-cell>
        </table:table-row>
        <table:table-row table:style-name="TableRow18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88">
            <text:p text:style-name="TableContents"><text:span text:style-name="T189">PR-</text:span>Plano Geral do Projeto.doc/odt</text:p>
          </table:table-cell>
        </table:table-row>
        <table:table-row table:style-name="TableRow190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91">
            <text:p text:style-name="TableContents"><text:span text:style-name="T192">PR-</text:span>Relatório de Conclusão<text:s/>de Projeto.xls/ods</text:p>
          </table:table-cell>
        </table:table-row>
        <table:table-row table:style-name="TableRow193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94">
            <text:p text:style-name="Standard">GQA</text:p>
          </table:table-cell>
          <table:table-cell table:style-name="TableCell195">
            <text:p text:style-name="TableContents">PR-Parecer Sobre Avaliação Dos Artefatos.doc/odt</text:p>
          </table:table-cell>
        </table:table-row>
        <table:table-row table:style-name="TableRow196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97" table:number-rows-spanned="4">
            <text:p text:style-name="Standard">GRE</text:p>
          </table:table-cell>
          <table:table-cell table:style-name="TableCell198">
            <text:p text:style-name="TableContents">PR-Aprovação dos Requisitos.doc/odt</text:p>
          </table:table-cell>
        </table:table-row>
        <table:table-row table:style-name="TableRow199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00">
            <text:p text:style-name="TableContents">PR-Caso de Uso.doc/odt</text:p>
          </table:table-cell>
        </table:table-row>
        <table:table-row table:style-name="TableRow201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02">
            <text:p text:style-name="TableContents">PR-Impacto de Mudanças.doc/odt</text:p>
          </table:table-cell>
        </table:table-row>
        <table:table-row table:style-name="TableRow203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04">
            <text:p text:style-name="TableContents">PR-Matriz de Rastreabilidade.doc/odt</text:p>
          </table:table-cell>
        </table:table-row>
        <table:table-row table:style-name="TableRow205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06" table:number-columns-spanned="2" table:number-rows-spanned="3">
            <text:p text:style-name="TableContents">Avaliação</text:p>
          </table:table-cell>
          <table:covered-table-cell/>
          <table:table-cell table:style-name="TableCell207">
            <text:p text:style-name="TableContents">GPR-Avaliação<text:s/>Processo.xls/ods</text:p>
          </table:table-cell>
        </table:table-row>
        <table:table-row table:style-name="TableRow208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209">
            <text:p text:style-name="TableContents">GQA-Avaliação Processo.xls/ods</text:p>
          </table:table-cell>
        </table:table-row>
        <table:table-row table:style-name="TableRow210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211">
            <text:p text:style-name="TableContents">GRE-Avaliação Processo.xls/ods</text:p>
          </table:table-cell>
        </table:table-row>
        <table:table-row table:style-name="TableRow212">
          <table:covered-table-cell>
            <text:p text:style-name="Normal"/>
          </table:covered-table-cell>
          <table:table-cell table:style-name="TableCell213">
            <text:p text:style-name="TableContents">Projeto</text:p>
          </table:table-cell>
          <table:table-cell table:style-name="TableCell214" table:number-columns-spanned="3">
            <text:p text:style-name="TableContents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><text:span text:style-name="T215">3. Sistema de Configuração</text:span></text:p>
      <text:p text:style-name="Standard"/>
      <text:p text:style-name="Standard"><text:span text:style-name="T216">Repositório no GitHub</text:span><text:span text:style-name="T217">:<text:s/></text:span><text:a xlink:href="https://github.com/matheuspiment/PSW" office:target-frame-name="_top" xlink:show="replace"><text:span text:style-name="T218">https://github.com/matheuspiment/PSW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GoR Q. Silva</dc:creator>
    <meta:creation-date>2016-09-30T14:21:00Z</meta:creation-date>
    <dc:date>2016-10-03T19:49:00Z</dc:date>
    <meta:template xlink:href="Normal" xlink:type="simple"/>
    <meta:editing-cycles>25</meta:editing-cycles>
    <meta:editing-duration>PT4200S</meta:editing-duration>
    <meta:document-statistic meta:page-count="3" meta:paragraph-count="4" meta:word-count="338" meta:character-count="2165" meta:row-count="15" meta:non-whitespace-character-count="1831"/>
  </office:meta>
</office:document-meta>
</file>